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4.951cm"/>
    </style:style>
    <style:style style:name="co3" style:family="table-column">
      <style:table-column-properties fo:break-before="auto" style:column-width="9.6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6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0.141cm solid #000000"/>
    </style:style>
    <style:style style:name="ce7" style:family="table-cell" style:parent-style-name="Default">
      <style:table-cell-properties style:diagonal-bl-tr="none" style:diagonal-tl-br="none" fo:border="0.035cm solid #000000"/>
    </style:style>
    <style:style style:name="ce8" style:family="table-cell" style:parent-style-name="Default">
      <style:table-cell-properties fo:border-bottom="0.141cm solid #000000" style:diagonal-bl-tr="none" style:diagonal-tl-br="none" fo:border-left="0.035cm solid #000000" fo:border-right="0.035cm solid #000000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35cm solid #000000" fo:border-right="0.141cm solid #000000" fo:border-top="0.141cm solid #000000"/>
    </style:style>
    <style:style style:name="ce10" style:family="table-cell" style:parent-style-name="Default">
      <style:table-cell-properties fo:border-bottom="0.035cm solid #000000" style:diagonal-bl-tr="none" style:diagonal-tl-br="none" fo:border-left="0.035cm solid #000000" fo:border-right="0.141cm solid #000000" fo:border-top="0.035cm solid #000000"/>
    </style:style>
    <style:style style:name="ce11" style:family="table-cell" style:parent-style-name="Default">
      <style:table-cell-properties fo:border-bottom="0.141cm solid #000000" style:diagonal-bl-tr="none" style:diagonal-tl-br="none" fo:border-left="0.035cm solid #000000" fo:border-right="0.141cm solid #000000" fo:border-top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1" table:number-columns-repeated="253" table:default-cell-style-name="Default"/>
        <table:table-row table:style-name="ro1">
          <table:table-cell table:style-name="ce1" office:value-type="string" table:number-columns-spanned="3" table:number-rows-spanned="1">
            <text:p>LISTE DES INSCRITS PEDAGOGIQUES AU M2 CCI</text:p>
          </table:table-cell>
          <table:covered-table-cell table:number-columns-repeated="2" table:style-name="ce5"/>
          <table:table-cell table:number-columns-repeated="253"/>
        </table:table-row>
        <table:table-row table:style-name="ro1" table:number-rows-repeated="3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AMMARA Najette</text:p>
          </table:table-cell>
          <table:table-cell table:style-name="ce9"/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MMI Kha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ACHIR Salifou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RDJANE Amine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OUAZZA Nacéra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OUCENNA Saï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OURARAR Karima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HACHOU Ali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AHMANI Arezki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RF Mahmou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JEBBARI Taou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HECHAMI Abdelmoundh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AMICHE Safia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IDIR Slimane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JENNI Karima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KARRAB Houcin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KEFSI Mourad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LAFEUILLADE Benoit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ARGUEB Radouane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FTAH Ali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EGRANI Abdelkarim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ENDY Henri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NAIT ABDELLAH Fathma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DIAYE Ousmane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YET Alexandre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ARISON Onja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AFIA Hamich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NHADJI Abdel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HI Zhan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TAIBI Yacin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TALBI Namil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IANDRAZANA Pacifiqu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TOUNSI Mohamed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ZIANI Mohamed</text:p>
          </table:table-cell>
          <table:table-cell table:number-columns-repeated="254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8" office:value-type="string">
            <text:p>ZOUGHLACHE Walid</text:p>
          </table:table-cell>
          <table:table-cell table:style-name="ce11"/>
          <table:table-cell table:number-columns-repeated="253"/>
        </table:table-row>
      </table:table>
      <table:table table:name="Feuil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Feuil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3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8">08/10/2008</text:date>, <text:time>14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 ie2</meta:initial-creator>
    <meta:creation-date>2008-09-30T09:45:07</meta:creation-date>
    <dc:creator> </dc:creator>
    <dc:date>2008-10-01T16:54:44</dc:date>
    <meta:print-date>2008-10-01T12:29:43</meta:print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71"/>
  </office:meta>
</office:document-meta>
</file>